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06F00000615608C5399.jpg" manifest:media-type="image/jpeg"/>
  <manifest:file-entry manifest:full-path="Pictures/100000000000106F000006154C3811B7.jpg" manifest:media-type="image/jpeg"/>
  <manifest:file-entry manifest:full-path="Pictures/100000000000106F00000615D9AD18EC.jpg" manifest:media-type="image/jpeg"/>
  <manifest:file-entry manifest:full-path="Pictures/100000000000106F00000615953928CF.jpg" manifest:media-type="image/jpeg"/>
  <manifest:file-entry manifest:full-path="Pictures/100000000000106F00000615140FAC52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04cm, 0cm, 1.321cm, 0cm)" draw:image-opacity="100%" style:mirror="non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04cm, 0cm, 1.016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807cm, 0cm, 1.397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96cm, 0cm, 1.397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04cm, 0cm, 1.422cm, 0cm)" draw:image-opacity="100%" style:mirror="none" loext:decorative="false"/>
    </style:style>
    <style:style style:name="gr6" style:family="graphic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39cm" fo:min-width="2.082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7" style:family="graphic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39cm" fo:min-width="1.701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8" style:family="graphic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1.707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9" style:family="graphic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0.589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gr10" style:family="graphic">
      <style:graphic-properties draw:stroke="solid" svg:stroke-width="0.028cm" svg:stroke-color="#000000" draw:marker-start="" draw:marker-start-width="0.303cm" draw:marker-start-center="false" draw:marker-end="" draw:marker-end-width="0.303cm" draw:marker-end-center="false" draw:stroke-linejoin="round" svg:stroke-linecap="round" draw:fill="solid" draw:fill-color="#ffffff" draw:textarea-horizontal-align="center" draw:textarea-vertical-align="middle" draw:auto-grow-height="false" draw:fit-to-size="false" style:shrink-to-fit="false" fo:min-height="0.345cm" fo:min-width="2.443cm" fo:padding-top="0.133cm" fo:padding-bottom="0.133cm" fo:padding-left="0.252cm" fo:padding-right="0.252cm" fo:wrap-option="wrap" draw:shadow="hidden" draw:shadow-offset-x="0.101cm" draw:shadow-offset-y="0.101cm" draw:shadow-color="#808080" draw:shadow-opacity="100%" loext:glow-radius="0cm" loext:softedge-radius="0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797cm" svg:height="5.663cm" svg:x="1.143cm" svg:y="6.236cm">
          <draw:image xlink:href="Pictures/100000000000106F00000615140FAC52.jpg" xlink:type="simple" xlink:show="embed" xlink:actuate="onLoad" draw:mime-type="image/jpeg">
            <text:p/>
          </draw:image>
        </draw:frame>
        <draw:frame draw:style-name="gr2" draw:text-style-name="P1" draw:layer="layout" svg:width="18.797cm" svg:height="5.714cm" svg:x="1.143cm" svg:y="0.61cm">
          <draw:image xlink:href="Pictures/100000000000106F00000615D9AD18EC.jpg" xlink:type="simple" xlink:show="embed" xlink:actuate="onLoad" draw:mime-type="image/jpeg">
            <text:p/>
          </draw:image>
        </draw:frame>
        <draw:frame draw:style-name="gr3" draw:text-style-name="P1" draw:layer="layout" svg:width="18.797cm" svg:height="5.612cm" svg:x="1.143cm" svg:y="17.374cm">
          <draw:image xlink:href="Pictures/100000000000106F000006154C3811B7.jpg" xlink:type="simple" xlink:show="embed" xlink:actuate="onLoad" draw:mime-type="image/jpeg">
            <text:p/>
          </draw:image>
        </draw:frame>
        <draw:frame draw:style-name="gr4" draw:text-style-name="P1" draw:layer="layout" svg:width="18.797cm" svg:height="5.587cm" svg:x="1.143cm" svg:y="11.938cm">
          <draw:image xlink:href="Pictures/100000000000106F00000615953928CF.jpg" xlink:type="simple" xlink:show="embed" xlink:actuate="onLoad" draw:mime-type="image/jpeg">
            <text:p/>
          </draw:image>
        </draw:frame>
        <draw:frame draw:style-name="gr5" draw:text-style-name="P1" draw:layer="layout" svg:width="18.797cm" svg:height="5.638cm" svg:x="1.143cm" svg:y="22.974cm">
          <draw:image xlink:href="Pictures/100000000000106F00000615608C5399.jpg" xlink:type="simple" xlink:show="embed" xlink:actuate="onLoad" draw:mime-type="image/jpeg">
            <text:p/>
          </draw:image>
        </draw:frame>
        <draw:custom-shape draw:style-name="gr6" draw:text-style-name="P3" draw:layer="layout" svg:width="2.591cm" svg:height="0.61cm" svg:x="9.208cm" svg:y="6.318cm">
          <text:p text:style-name="P2"><text:span text:style-name="T1">BASE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pecularity="122%" draw:extrusion-skew="50 -135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7" draw:text-style-name="P3" draw:layer="layout" svg:width="2.21cm" svg:height="0.61cm" svg:x="9.398cm" svg:y="0.952cm">
          <text:p text:style-name="P2"><text:span text:style-name="T1">NAV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pecularity="122%" draw:extrusion-skew="50 -135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8" draw:text-style-name="P3" draw:layer="layout" svg:width="2.21cm" svg:height="0.61cm" svg:x="9.398cm" svg:y="12.09cm">
          <text:p text:style-name="P2"><text:span text:style-name="T1">Num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pecularity="122%" draw:extrusion-skew="50 -135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9" draw:text-style-name="P3" draw:layer="layout" svg:width="1.092cm" svg:height="0.61cm" svg:x="9.957cm" svg:y="17.678cm">
          <text:p text:style-name="P2"><text:span text:style-name="T1">F -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pecularity="122%" draw:extrusion-skew="50 -135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  <draw:custom-shape draw:style-name="gr10" draw:text-style-name="P3" draw:layer="layout" svg:width="2.946cm" svg:height="0.61cm" svg:x="9.03cm" svg:y="23.202cm">
          <text:p text:style-name="P2"><text:span text:style-name="T1">MOUSE</text:span></text:p>
          <draw:enhanced-geometry svg:viewBox="0 0 21600 21600" draw:mirror-horizontal="false" draw:mirror-vertical="false" draw:extrusion="false" draw:extrusion-rotation-angle="20 -20" dr3d:projection="parallel" draw:extrusion-first-light-direction="(-50000 0 10000)" draw:extrusion-second-light-direction="(50000 0 10000)" dr3d:shade-mode="flat" draw:extrusion-metal="false" draw:extrusion-diffusion="0%" draw:extrusion-specularity="122%" draw:extrusion-skew="50 -135" draw:text-areas="0 0 21600 21600" draw:text-path="true" draw:text-path-mode="shape" draw:text-path-scale="path" draw:text-path-same-letter-heights="false" draw:type="fontwork-stop" draw:modifiers="2700" draw:enhanced-path="M 0 ?f0 L 7200 0 14400 0 21600 ?f0 N M 0 ?f1 L 7200 21600 14400 21600 21600 ?f1 N">
            <draw:equation draw:name="f0" draw:formula="$0 "/>
            <draw:equation draw:name="f1" draw:formula="21600-$0 "/>
            <draw:handle draw:handle-range-y-minimum="3080" draw:handle-range-y-maximum="10800" draw:handle-position="left $0" draw:handle-position-x="left" draw:handle-position-y="$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18:17:11.137330690</meta:creation-date>
    <dc:date>2025-11-11T13:53:01.076804039</dc:date>
    <meta:editing-duration>PT1H6M4S</meta:editing-duration>
    <meta:editing-cycles>11</meta:editing-cycles>
    <meta:generator>LibreOffice/25.2.7.2$Linux_X86_64 LibreOffice_project/520$Build-2</meta:generator>
    <meta:print-date>2025-10-16T18:51:12.118637553</meta:print-date>
    <meta:printed-by>PDF files</meta:printed-by>
    <meta:document-statistic meta:object-count="10"/>
  </office:meta>
</office:document-meta>
</file>